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officeooo:rsid="000db710" officeooo:paragraph-rsid="0015e382"/>
    </style:style>
    <style:style style:name="P11" style:family="paragraph" style:parent-style-name="Azione_20_attore">
      <style:text-properties officeooo:rsid="000db710" officeooo:paragraph-rsid="000cf989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>
      <style:text-properties officeooo:rsid="0012f53f" officeooo:paragraph-rsid="000cf989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attore">
      <style:text-properties officeooo:rsid="000cf989" officeooo:paragraph-rsid="0015e382"/>
    </style:style>
    <style:style style:name="P16" style:family="paragraph" style:parent-style-name="Standard" style:list-style-name="L1">
      <style:text-properties officeooo:rsid="000e27c0" officeooo:paragraph-rsid="00147cfd"/>
    </style:style>
    <style:style style:name="P17" style:family="paragraph" style:parent-style-name="Azione_20_sistema">
      <style:text-properties officeooo:rsid="000cf989" officeooo:paragraph-rsid="000cf989"/>
    </style:style>
    <style:style style:name="P18" style:family="paragraph" style:parent-style-name="Azione_20_sistema">
      <style:text-properties officeooo:rsid="000cf989" officeooo:paragraph-rsid="0015e382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009f9" style:font-weight-asian="bold" style:font-weight-complex="bold"/>
    </style:style>
    <style:style style:name="T4" style:family="text">
      <style:text-properties fo:font-weight="bold" officeooo:rsid="0015e382" style:font-weight-asian="bold" style:font-weight-complex="bold"/>
    </style:style>
    <style:style style:name="T5" style:family="text">
      <style:text-properties fo:font-weight="normal" officeooo:rsid="0015e382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5e38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8">Inserimento </text:span><text:span text:style-name="T9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9">Responsabile Scientif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9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264958" text:style-name="Numerazione_20_UC">
              <text:list-header>
                <text:p text:style-name="P11"/>
              </text:list-header>
              <text:list-item>
                <text:p text:style-name="P12"><text:span text:style-name="T2">L'utente </text:span><text:s/>accede alla sezione <text:span text:style-name="T9">Programmazione educativa</text:span></text:p>
              </text:list-item>
              <text:list-item>
                <text:p text:style-name="P17">Il sistema <text:span text:style-name="T9">mostra </text:span><text:s/>la <text:span text:style-name="T9">sezione Programmazione educativa</text:span></text:p>
              </text:list-item>
              <text:list-item>
                <text:p text:style-name="P13">L'utente accede alla <text:span text:style-name="T9">funzionalità</text:span> di inserimento d<text:span text:style-name="T9">i un programma educativo</text:span></text:p>
              </text:list-item>
              <text:list-item>
                <text:p text:style-name="P17">Il s<text:span text:style-name="T2">istema mostra il form per l'inserimento del </text:span><text:span text:style-name="T9">programma educativo</text:span></text:p>
              </text:list-item>
              <text:list-item>
                <text:p text:style-name="P15"><text:span text:style-name="T2">L'utente inserisce </text:span><text:span text:style-name="T9">tutte le informazioni riguardanti il programma educativo</text:span></text:p>
              </text:list-item>
              <text:list-item>
                <text:p text:style-name="P15"><text:span text:style-name="T9">L'utente sottomette il programma educativo</text:span></text:p>
              </text:list-item>
              <text:list-item>
                <text:p text:style-name="P18"><text:span text:style-name="T9">Il sistema memorizza il programma educativo</text:span>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</text:span><text:span text:style-name="T9">mostra all’utente il programma appena inserito(</text:span><text:span text:style-name="T4">include Visualizza Programma Educativo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0265542" text:style-name="L1">
              <text:list-item>
                <text:p text:style-name="P16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2</meta:editing-cycles>
    <meta:generator>LibreOffice/3.6$Windows_x86 LibreOffice_project/da8c1e6-fd468f4-454e206-f42a4a9-143cfd</meta:generator>
    <dc:date>2012-10-20T10:19:43.66</dc:date>
    <meta:document-statistic meta:table-count="1" meta:image-count="0" meta:object-count="0" meta:page-count="1" meta:paragraph-count="22" meta:word-count="132" meta:character-count="936" meta:non-whitespace-character-count="829"/>
  </office:meta>
</office:document-meta>
</file>